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51-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8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Amortiguadores traseros, delanteros y kit de cadena de tiempo para vehículo grand vitara, amortiguadores delanteros para LUV D MAX, pertenecientes y de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PEROZO MOTORS, C.A., RIF: J-30366404-0, por un monto de Bs. 38.605,22, ubicada en CARRERA 9 C/CALLE 17 (ANTIGUA AZCUE) EDIF. SEBASTIANI P.B. LOCALES 5 Y 6. MATURIN ESTADO MONAGAS, MATURIN ESTADO MONAGAS
<text:line-break/>
<text:line-break/></text:p>
      <text:p text:style-name="P11"/>
      <text:p text:style-name="P5"><text:span text:style-name="T21">En Maturín, a los </text:span><text:span text:style-name="Fuente_20_de_20_párrafo_20_predeter."><text:span text:style-name="T17"><text:s/>once (11)</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